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35d" officeooo:paragraph-rsid="0000235d"/>
    </style:style>
    <style:style style:name="P2" style:family="paragraph" style:parent-style-name="Standard">
      <style:text-properties officeooo:rsid="0000235d" officeooo:paragraph-rsid="00009dce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0235d" officeooo:paragraph-rsid="0000235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09dce" officeooo:paragraph-rsid="00009dce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officeooo:rsid="00009dce" officeooo:paragraph-rsid="00009dce"/>
    </style:style>
    <style:style style:name="T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style:text-underline-style="solid" style:text-underline-width="auto" style:text-underline-color="font-color" fo:font-weight="bold" officeooo:rsid="00009dce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officeooo:rsid="00009dce"/>
    </style:style>
    <style:style style:name="T4" style:family="text">
      <style:text-properties officeooo:rsid="00016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</text:span><text:span text:style-name="T2">s</text:span><text:span text:style-name="T1"> générales :</text:span> </text:p>
      <text:p text:style-name="P1"/>
      <text:p text:style-name="P1">-Quelle est <text:span text:style-name="T3">l’</text:span>entreprise <text:span text:style-name="T3">ou la personne qui va s’occuper des locaux, de l’activité</text:span> ?</text:p>
      <text:p text:style-name="P1">-Avez-vous des exemples de sites <text:span text:style-name="T3">qui </text:span>vous plaisent ?</text:p>
      <text:p text:style-name="P1">-Avez-vous déjà un site ? </text:p>
      <text:p text:style-name="P1">-Avez-vous déjà une charte graphique ? Et un logo ? </text:p>
      <text:p text:style-name="P1"/>
      <text:p text:style-name="P3">Votre projet :</text:p>
      <text:p text:style-name="P1"/>
      <text:p text:style-name="P1">-Décrivez-nous votre projet (objectifs, utilisateurs cibles, ...<text:span text:style-name="T3">)</text:span> ?</text:p>
      <text:p text:style-name="P1">-Pourquoi vos utilisateurs viendront sur votre site ?</text:p>
      <text:p text:style-name="P1">-Avez-vous une date de lancement à l’esprit ?</text:p>
      <text:p text:style-name="P1">-Y-a-t-il d'autres actions prévues liées à ce projet ? (distribution de flyers, affiches, campagnes de publicité, etc.) ?</text:p>
      <text:p text:style-name="P1"/>
      <text:p text:style-name="P3">Ressources :</text:p>
      <text:p text:style-name="P1"/>
      <text:p text:style-name="P1">-Avez-vous déjà défini le plan du site ?</text:p>
      <text:p text:style-name="P1">-Avez-vous des maquettes de vos pages ?</text:p>
      <text:p text:style-name="P1">-Avez-vous déjà prévu une adresse pour le site web ?</text:p>
      <text:p text:style-name="P1">-Avez-vous déjà réservé le nom de domaine ?</text:p>
      <text:p text:style-name="P1">-Le contenu existe-t-il déjà ?</text:p>
      <text:p text:style-name="P1">-Quels sont les visuels que vous souhaitez utiliser ?</text:p>
      <text:p text:style-name="P1"/>
      <text:p text:style-name="P3">Technologie :</text:p>
      <text:p text:style-name="P1"/>
      <text:p text:style-name="P2">-<text:span text:style-name="T3">Le site devra-t-il interagir avec des applications existantes ? (Twitter, Facebook, etc.) ?</text:span></text:p>
      <text:p text:style-name="P2">-<text:span text:style-name="T3">Le site doit-il intégrer un système de paiement en ligne ? (Proposer eventbrite)</text:span></text:p>
      <text:p text:style-name="P2"/>
      <text:p text:style-name="P4">Gestion de projet : </text:p>
      <text:p text:style-name="P5"/>
      <text:p text:style-name="P5">-Qui sera notre interlocuteur principal sur le projet ?</text:p>
      <text:p text:style-name="P5">-Avez-vous un hébergeur ?</text:p>
      <text:p text:style-name="P5">-Avez-vous prévu un administrateur ? <text:span text:style-name="T4">Et quelles sont ses compétences ?</text:span></text:p>
      <text:p text:style-name="P5"/>
      <text:p text:style-name="P4">Si plus : </text:p>
      <text:p text:style-name="P5"/>
      <text:p text:style-name="P5">-Y a-t-il d'autres informations importantes que nous devons connaître ?</text:p>
      <text:p text:style-name="P5">-<text:span text:style-name="T4">Possibilité de visiter le lieu ? </text:span></text:p>
      <text:p text:style-name="P5">-<text:span text:style-name="T4">Rencontrer l’administrateur, le scénariste des missions, et la personne qui s’occupera des locaux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9:40:03.366816978</meta:creation-date>
    <dc:date>2016-09-22T10:06:35.502374805</dc:date>
    <meta:editing-duration>PT6M11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224" meta:character-count="1376" meta:non-whitespace-character-count="1174"/>
  </office:meta>
</office:document-meta>
</file>